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f4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b34f4"/>
    </style:style>
    <style:style style:name="P3" style:family="paragraph" style:parent-style-name="Standard">
      <style:paragraph-properties fo:text-align="start" style:justify-single-word="false"/>
      <style:text-properties officeooo:paragraph-rsid="001b34f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b34f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b34f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34f4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22af44"/>
    </style:style>
    <style:style style:name="P8" style:family="paragraph" style:parent-style-name="Standard">
      <style:paragraph-properties fo:text-align="start" style:justify-single-word="false"/>
      <style:text-properties officeooo:paragraph-rsid="0022af4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97893" officeooo:paragraph-rsid="001b34f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9b6ee" officeooo:paragraph-rsid="001b34f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b3cc1" officeooo:paragraph-rsid="001b34f4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b3cc1" officeooo:paragraph-rsid="0022af44"/>
    </style:style>
    <style:style style:name="P13" style:family="paragraph" style:parent-style-name="Standard">
      <style:paragraph-properties fo:text-align="center" style:justify-single-word="false"/>
      <style:text-properties officeooo:paragraph-rsid="0022af44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f5d19" officeooo:paragraph-rsid="0022af44"/>
    </style:style>
    <style:style style:name="P15" style:family="paragraph" style:parent-style-name="Standard">
      <style:paragraph-properties fo:text-align="start" style:justify-single-word="false"/>
      <style:text-properties officeooo:rsid="001f5d19" officeooo:paragraph-rsid="0022af44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fce78" officeooo:paragraph-rsid="0022af44"/>
    </style:style>
    <style:style style:name="P17" style:family="paragraph" style:parent-style-name="Standard">
      <style:paragraph-properties fo:text-align="start" style:justify-single-word="false"/>
      <style:text-properties officeooo:rsid="001fce78" officeooo:paragraph-rsid="0022af44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01847" officeooo:paragraph-rsid="0022af44"/>
    </style:style>
    <style:style style:name="P19" style:family="paragraph" style:parent-style-name="Standard">
      <style:paragraph-properties fo:text-align="start" style:justify-single-word="false"/>
      <style:text-properties officeooo:rsid="00201847" officeooo:paragraph-rsid="0022af44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235785" officeooo:paragraph-rsid="0022af44"/>
    </style:style>
    <style:style style:name="P21" style:family="paragraph" style:parent-style-name="Standard">
      <style:paragraph-properties fo:text-align="start" style:justify-single-word="false"/>
      <style:text-properties officeooo:rsid="00235785" officeooo:paragraph-rsid="0022af44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23e1dc" officeooo:paragraph-rsid="0022af44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772db" officeooo:paragraph-rsid="0022af44"/>
    </style:style>
    <style:style style:name="P24" style:family="paragraph" style:parent-style-name="Standard">
      <style:paragraph-properties fo:text-align="start" style:justify-single-word="false"/>
      <style:text-properties officeooo:rsid="002772db" officeooo:paragraph-rsid="0022af44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2d6582" officeooo:paragraph-rsid="0022af44"/>
    </style:style>
    <style:style style:name="P26" style:family="paragraph" style:parent-style-name="Standard">
      <style:paragraph-properties fo:text-align="start" style:justify-single-word="false"/>
      <style:text-properties officeooo:rsid="002d6582" officeooo:paragraph-rsid="0022af44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officeooo:rsid="00284e42"/>
    </style:style>
    <style:style style:name="T3" style:family="text">
      <style:text-properties officeooo:rsid="002805a8"/>
    </style:style>
    <style:style style:name="T4" style:family="text">
      <style:text-properties officeooo:rsid="002964e8"/>
    </style:style>
    <style:style style:name="T5" style:family="text">
      <style:text-properties officeooo:rsid="0028273a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8273a"/>
    </style:style>
    <style:style style:name="T8" style:family="text">
      <style:text-properties style:font-name="Symbol"/>
    </style:style>
    <style:style style:name="T9" style:family="text">
      <style:text-properties officeooo:rsid="001bc013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be42f"/>
    </style:style>
    <style:style style:name="T12" style:family="text">
      <style:text-properties style:font-name="Liberation Serif" officeooo:rsid="0029f8c7"/>
    </style:style>
    <style:style style:name="T13" style:family="text">
      <style:text-properties style:font-name="Liberation Serif" officeooo:rsid="002d3867"/>
    </style:style>
    <style:style style:name="T14" style:family="text">
      <style:text-properties style:font-name="Liberation Serif" officeooo:rsid="002e37d3"/>
    </style:style>
    <style:style style:name="T15" style:family="text">
      <style:text-properties style:font-name="Liberation Serif" officeooo:rsid="00300da3"/>
    </style:style>
    <style:style style:name="T16" style:family="text">
      <style:text-properties style:font-name="Liberation Serif" officeooo:rsid="00284e42"/>
    </style:style>
    <style:style style:name="T17" style:family="text">
      <style:text-properties style:font-name="Liberation Serif" officeooo:rsid="0030226e"/>
    </style:style>
    <style:style style:name="T18" style:family="text">
      <style:text-properties officeooo:rsid="0030983b"/>
    </style:style>
    <style:style style:name="T19" style:family="text">
      <style:text-properties officeooo:rsid="0021c3e0"/>
    </style:style>
    <style:style style:name="T20" style:family="text">
      <style:text-properties officeooo:rsid="002319ef"/>
    </style:style>
    <style:style style:name="T21" style:family="text">
      <style:text-properties officeooo:rsid="00244983"/>
    </style:style>
    <style:style style:name="T22" style:family="text">
      <style:text-properties officeooo:rsid="00284e42"/>
    </style:style>
    <style:style style:name="T23" style:family="text">
      <style:text-properties style:font-name="Liberation Serif1" officeooo:rsid="0029f8c7"/>
    </style:style>
    <style:style style:name="T24" style:family="text">
      <style:text-properties officeooo:rsid="002420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#<text:variable-set text:name="Assignment" office:value-type="float" office:value="8.05" style:data-style-name="N0">8.05</text:variable-set>: <text:span text:style-name="T18">Angular Velocity and Acceleration</text:span></text:p>
      <text:p text:style-name="P13"/>
      <text:list xml:id="list9170846006027975096" text:style-name="L2">
        <text:list-item>
          <text:p text:style-name="P14">A man pushes a wheelbarrow a distance of 2<text:span text:style-name="T24">1</text:span>m. <text:s/>The wheel has a radius of 0.1 m. </text:p>
          <text:list>
            <text:list-item>
              <text:p text:style-name="P14">What is the angular displacement of the wheel?</text:p>
            </text:list-item>
          </text:list>
        </text:list-item>
      </text:list>
      <text:p text:style-name="P15"/>
      <text:p text:style-name="P15"/>
      <text:p text:style-name="P15"/>
      <text:list xml:id="list74608584578941" text:continue-numbering="true" text:style-name="L2">
        <text:list-item>
          <text:list>
            <text:list-item>
              <text:p text:style-name="P14">How many rotations does the wheel make?</text:p>
            </text:list-item>
          </text:list>
        </text:list-item>
      </text:list>
      <text:p text:style-name="P15"/>
      <text:p text:style-name="P15"/>
      <text:p text:style-name="P15"/>
      <text:p text:style-name="P15"/>
      <text:list xml:id="list74609756944318" text:continue-numbering="true" text:style-name="L2">
        <text:list-item>
          <text:p text:style-name="P14">A car travels at 60 mph (26.8224 m/s). <text:s/>Its wheels have a radius of 0.21 m. <text:s/>What is the angular velocity of the wheel?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74609254802435" text:continue-numbering="true" text:style-name="L2">
        <text:list-item>
          <text:p text:style-name="P16">A train starts from a stop and accelerates forward at a rate of 0.2<text:span text:style-name="T24">3</text:span> m/s<text:span text:style-name="T1">2</text:span>. <text:s/>The wheels have a radius of 0.5 m. <text:s/>What is the angular acceleration of the wheels?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list xml:id="list74610180642074" text:continue-numbering="true" text:style-name="L2">
        <text:list-item>
          <text:p text:style-name="P18">A marble rolls <text:span text:style-name="T19">to the right </text:span>along a flat surface at a constant speed of 0.<text:span text:style-name="T24">5</text:span> m/s. <text:s/>The marble has a radius of 0.01m. <text:s/></text:p>
          <text:list>
            <text:list-item>
              <text:p text:style-name="P18">What is the angular <text:span text:style-name="T20">velocity</text:span> of the marble?</text:p>
            </text:list-item>
          </text:list>
        </text:list-item>
      </text:list>
      <text:p text:style-name="P19"/>
      <text:p text:style-name="P19"/>
      <text:p text:style-name="P19"/>
      <text:list xml:id="list74608826080812" text:continue-numbering="true" text:style-name="L2">
        <text:list-item>
          <text:list>
            <text:list-item>
              <text:p text:style-name="P20">How far does the marble roll in 10 seconds?</text:p>
            </text:list-item>
          </text:list>
        </text:list-item>
      </text:list>
      <text:p text:style-name="P21"/>
      <text:p text:style-name="P21"/>
      <text:p text:style-name="P21"/>
      <text:p text:style-name="P21"/>
      <text:list xml:id="list74608770683294" text:continue-numbering="true" text:style-name="L2">
        <text:list-item>
          <text:list>
            <text:list-item>
              <text:p text:style-name="P20">What is the angular displacement of the marble after 10 seconds?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list xml:id="list74608914153726" text:continue-numbering="true" text:style-name="L2">
        <text:list-item>
          <text:p text:style-name="P22"><text:soft-page-break/>Dorian <text:span text:style-name="T21">is riding his bicycle, which has 26-inch (66.04 cm) diameter wheels. <text:s/>He starts from a stop and accelerates to a speed of 15 m/s in 9 seconds. <text:s/></text:span></text:p>
          <text:list>
            <text:list-item>
              <text:p text:style-name="P23">What is Dorian's (linear) acceleration?</text:p>
            </text:list-item>
          </text:list>
        </text:list-item>
      </text:list>
      <text:p text:style-name="P24"/>
      <text:p text:style-name="P24"/>
      <text:p text:style-name="P24"/>
      <text:list xml:id="list74609173573825" text:continue-numbering="true" text:style-name="L2">
        <text:list-item>
          <text:list>
            <text:list-item>
              <text:p text:style-name="P23">What is the angular acceleration of the wheels? </text:p>
            </text:list-item>
          </text:list>
        </text:list-item>
      </text:list>
      <text:p text:style-name="P24"/>
      <text:p text:style-name="P24"/>
      <text:p text:style-name="P24"/>
      <text:list xml:id="list74610225356946" text:continue-numbering="true" text:style-name="L2">
        <text:list-item>
          <text:list>
            <text:list-item>
              <text:p text:style-name="P23">What is the final angular speed of the wheels?</text:p>
            </text:list-item>
          </text:list>
        </text:list-item>
      </text:list>
      <text:p text:style-name="P24"/>
      <text:p text:style-name="P24"/>
      <text:list xml:id="list74609941534227" text:continue-numbering="true" text:style-name="L2">
        <text:list-item>
          <text:p text:style-name="P7"><text:span text:style-name="T22">El Paso, Texas, is located at </text:span>31.7619<text:span text:style-name="T23">°</text:span><text:span text:style-name="T12">N. <text:s/></text:span><text:span text:style-name="T13">Yellowknife, Northwest Territories, Canada, is located at 62.4540°N. <text:s/></text:span></text:p>
          <text:list>
            <text:list-item>
              <text:p text:style-name="P25"><text:span text:style-name="T13">I</text:span><text:span text:style-name="T10">s a person in El Paso traveling with greater, lesser, or the same </text:span><text:span text:style-name="T14">angular velocity as a person in Yellowknife?</text:span></text:p>
            </text:list-item>
          </text:list>
        </text:list-item>
      </text:list>
      <text:p text:style-name="P26"><text:span text:style-name="T14"/></text:p>
      <text:p text:style-name="P26"><text:span text:style-name="T14"><text:tab/><text:tab/>_____</text:span><text:span text:style-name="T15">Greater<text:tab/><text:tab/>_____ Lesser<text:tab/><text:tab/>_____The Same</text:span></text:p>
      <text:p text:style-name="P26"><text:span text:style-name="T15"><text:tab/> <text:s text:c="3"/>Justify your answer.</text:span></text:p>
      <text:p text:style-name="P26"><text:span text:style-name="T14"/></text:p>
      <text:p text:style-name="P26"><text:span text:style-name="T14"/></text:p>
      <text:p text:style-name="P26"><text:span text:style-name="T14"/></text:p>
      <text:list xml:id="list74609119556558" text:continue-numbering="true" text:style-name="L2">
        <text:list-item>
          <text:list>
            <text:list-item>
              <text:p text:style-name="P25"><text:span text:style-name="T13">I</text:span><text:span text:style-name="T14">s a person in El Paso traveling with greater, lesser, or the same angular velocity as a person in Yellowknife?</text:span></text:p>
            </text:list-item>
          </text:list>
        </text:list-item>
      </text:list>
      <text:p text:style-name="P26"><text:span text:style-name="T14"/></text:p>
      <text:p text:style-name="P26"><text:span text:style-name="T14"><text:tab/><text:tab/>_____</text:span><text:span text:style-name="T15">Greater<text:tab/><text:tab/>_____ Lesser<text:tab/><text:tab/>_____The Same</text:span></text:p>
      <text:p text:style-name="P26"><text:span text:style-name="T15"><text:tab/> <text:s text:c="3"/>Justify your answer.</text:span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list xml:id="list74610293673764" text:continue-numbering="true" text:style-name="L2">
        <text:list-item>
          <text:list>
            <text:list-item>
              <text:p text:style-name="P7"><text:span text:style-name="T16">The earth spins with an angular velocity of 7.2921159 × 10</text:span><text:span text:style-name="T2">−5</text:span><text:span text:style-name="T16"> <text:s/>rad/s. </text:span><text:span text:style-name="T11">What is the speed that a person in El Paso is traveling due to the rotation of the earth? </text:span></text:p>
            </text:list-item>
          </text:list>
        </text:list-item>
      </text:list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list xml:id="list74608985305455" text:continue-numbering="true" text:style-name="L2">
        <text:list-item>
          <text:list>
            <text:list-item>
              <text:p text:style-name="P7"><text:span text:style-name="T11">What is the speed that a person in </text:span><text:span text:style-name="T17">Yellowknife</text:span><text:span text:style-name="T11"> is traveling due to the rotation of the earth? </text:span></text:p>
            </text:list-item>
          </text:list>
          <text:p text:style-name="P12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1-31T07:46:08.022618535" text:date-adjust="PT24H00M00S">02/01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0778253</meta:creation-date>
    <meta:editing-duration>PT7M21S</meta:editing-duration>
    <meta:editing-cycles>8</meta:editing-cycles>
    <meta:generator>LibreOffice/4.3.7.2$Linux_X86_64 LibreOffice_project/430$Build-2</meta:generator>
    <dc:date>2017-01-31T07:46:07.991309458</dc:date>
    <meta:document-statistic meta:table-count="0" meta:image-count="2" meta:object-count="0" meta:page-count="2" meta:paragraph-count="25" meta:word-count="341" meta:character-count="1886" meta:non-whitespace-character-count="1517"/>
  </office:meta>
</office:document-meta>
</file>